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A000001377CED3B84.png"/>
  <manifest:file-entry manifest:media-type="image/png" manifest:full-path="Pictures/10000000000002D0000001AC36CF8EDA.png"/>
  <manifest:file-entry manifest:media-type="image/png" manifest:full-path="Pictures/10000000000001BC000001DFABB986F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0.105cm" draw:z-index="0"><draw:image xlink:href="Pictures/10000000000002D0000001AC36CF8ED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5.768cm" svg:height="8.229cm" draw:z-index="1"><draw:image xlink:href="Pictures/10000000000000DA000001377CED3B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1.748cm" svg:height="12.674cm" draw:z-index="2"><draw:image xlink:href="Pictures/10000000000001BC000001DFABB986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2T15:02:12.42</meta:creation-date>
    <meta:document-statistic meta:table-count="0" meta:image-count="3" meta:object-count="0" meta:page-count="2" meta:paragraph-count="0" meta:word-count="0" meta:character-count="0" meta:non-whitespace-character-count="0"/>
    <dc:date>2011-11-02T15:15:47.48</dc:date>
    <meta:editing-duration>PT13M39S</meta:editing-duration>
    <meta:editing-cycles>1</meta:editing-cycles>
    <meta:generator>LibreOffice/3.4$Win32 LibreOffice_project/340m1$Build-302</meta:generator>
  </office:meta>
</office:document-meta>
</file>